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fed" officeooo:paragraph-rsid="001c0fe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0fed" officeooo:paragraph-rsid="001c0fe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c0fed" officeooo:paragraph-rsid="001c0fe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d Creation DB Feilds</text:p>
      <text:p text:style-name="P1"/>
      <text:p text:style-name="P2">Lead Table</text:p>
      <text:p text:style-name="P1"/>
      <text:p text:style-name="P1">fuser_id <text:s text:c="2"/>: Created User ID</text:p>
      <text:p text:style-name="P1">designer_id : Deginer ID</text:p>
      <text:p text:style-name="P1">customer_id:</text:p>
      <text:p text:style-name="P1">status_id: </text:p>
      <text:p text:style-name="P1">leadname:</text:p>
      <text:p text:style-name="P1">description:</text:p>
      <text:p text:style-name="P1">renovation:</text:p>
      <text:p text:style-name="P1">leadsource_id:</text:p>
      <text:p text:style-name="P1"/>
      <text:p text:style-name="P2"/>
      <text:p text:style-name="P2"/>
      <text:p text:style-name="P2">LeadCategory Table</text:p>
      <text:p text:style-name="P2"/>
      <text:p text:style-name="P2"/>
      <text:p text:style-name="P3">lead_id:</text:p>
      <text:p text:style-name="P3">category_id:</text:p>
      <text:p text:style-name="P3">sub_cat_id:</text:p>
      <text:p text:style-name="P3">units: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01:32:08.506929556</meta:creation-date>
    <meta:editing-duration>PT10M10S</meta:editing-duration>
    <meta:editing-cycles>2</meta:editing-cycles>
    <meta:generator>LibreOffice/6.4.7.2$Linux_X86_64 LibreOffice_project/40$Build-2</meta:generator>
    <dc:date>2021-11-06T01:42:14.208316712</dc:date>
    <meta:document-statistic meta:table-count="0" meta:image-count="0" meta:object-count="0" meta:page-count="1" meta:paragraph-count="15" meta:word-count="27" meta:character-count="209" meta:non-whitespace-character-count="194"/>
  </office:meta>
</office:document-meta>
</file>